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9aed" officeooo:paragraph-rsid="00109aed"/>
    </style:style>
    <style:style style:name="T1" style:family="text">
      <style:text-properties officeooo:rsid="001110d8"/>
    </style:style>
    <style:style style:name="T2" style:family="text">
      <style:text-properties officeooo:rsid="0011c8a3"/>
    </style:style>
    <style:style style:name="T3" style:family="text">
      <style:text-properties officeooo:rsid="0012a33d"/>
    </style:style>
    <style:style style:name="T4" style:family="text">
      <style:text-properties officeooo:rsid="0014b3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Escribe dos casos de tus proyectos anteriores en donde pudiste haber utilizado Puppet? </text:p>
      <text:p text:style-name="P1">(proyectos de la U o trabajo que has tenido).</text:p>
      <text:p text:style-name="P1"/>
      <text:p text:style-name="P1">- <text:span text:style-name="T1">Proyecto de Sistemas Operativos 1, donde había que configurar un ambiente de alta disponibilidad, y se tenia que repetir ciertas configuraciones, que con aplicar un archivo de puppet se hubiese podido hacer más rapido.</text:span></text:p>
      <text:p text:style-name="P1">- <text:span text:style-name="T3">Proyecto de Analisis y Diseño 1, aplicándolo a una parte en la que había que <text:s/>automatizar las pruebas unitarias de un Web Service.</text:span></text:p>
      <text:p text:style-name="P1"/>
      <text:p text:style-name="P1">2. Tiene ventajas usar puppet? Porque si/no? (tu criterio)</text:p>
      <text:p text:style-name="P1"/>
      <text:p text:style-name="P1">Definitivamente, la automatización de ciertas acciones tanto dentro de una computadora física como en una virtual ayuda lo tedioso que es hacer repetidas veces las mismas acciones, y al estar automatizadas <text:span text:style-name="T2">también</text:span> evitamos el error humano al hacer ciertas acciones.</text:p>
      <text:p text:style-name="P1"/>
      <text:p text:style-name="P1">3. Que te gusto/no te gusto de puppet?</text:p>
      <text:p text:style-name="P1"/>
      <text:p text:style-name="P1">- Fácil de aprender y utilizar.</text:p>
      <text:p text:style-name="P1">- Se pueden hacer muchas acciones automatizadas, incluso cosas un poco difíciles como el reinicio <text:span text:style-name="T1">automático.</text:span></text:p>
      <text:p text:style-name="P1">- Bastante parametrizable.</text:p>
      <text:p text:style-name="P1"/>
      <text:p text:style-name="P1">4. Donde más crees que se puede utilizar puppet? (que otras áreas o en qué otros productos que no sea preparacion de ambientes de bases de datos?)</text:p>
      <text:p text:style-name="P1"/>
      <text:p text:style-name="P1">- <text:span text:style-name="T4">Para cualquier configuración que debe realizarse en distintas maquinas que no estén relacionadas, sean independientes, pero al ejecutar el archivo se realizan estas configuraciones, no tiene que ser ambientes para bases de da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1T15:48:36.791491343</meta:creation-date>
    <dc:date>2016-07-21T18:05:16.810539814</dc:date>
    <meta:editing-duration>PT1H35M55S</meta:editing-duration>
    <meta:editing-cycles>3</meta:editing-cycles>
    <meta:generator>LibreOffice/5.1.4.2$Linux_X86_64 LibreOffice_project/10m0$Build-2</meta:generator>
    <meta:document-statistic meta:table-count="0" meta:image-count="0" meta:object-count="0" meta:page-count="1" meta:paragraph-count="12" meta:word-count="225" meta:character-count="1391" meta:non-whitespace-character-count="1176"/>
  </office:meta>
</office:document-meta>
</file>